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1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9287in" svg:y="0.0394in">
            <draw:object draw:notify-on-update-of-ranges="Sheet1.A1:Sheet1.A11 Sheet1.B1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2">00/00/0000</text:date>, <text:time style:data-style-name="N2" text:time-value="09:02:36.2961185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5T09:46:09.028067150</meta:creation-date>
    <dc:date>2025-04-02T09:03:03.389959567</dc:date>
    <meta:editing-duration>PT13M33S</meta:editing-duration>
    <meta:editing-cycles>6</meta:editing-cycles>
    <meta:generator>LibreOffice/24.8.6.2$Linux_X86_64 LibreOffice_project/d50be90c1d90f0f90a5235ffcbbafbbfa38a83c2</meta:generator>
    <meta:document-statistic meta:table-count="1" meta:cell-count="2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5.274cm" svg:y="0.315cm" chart:style-name="ch2">
          <text:p><text:span text:style-name="T1">Gold Depository Bills Filed</text:span></text:p>
        </chart:title>
        <chart:legend chart:legend-position="end" svg:x="13.127cm" svg:y="4.205cm" style:legend-expansion="high" chart:style-name="ch3"/>
        <chart:plot-area chart:style-name="ch4" table:cell-range-address="Sheet1.A1:Sheet1.B11" svg:x="1.309cm" svg:y="1.284cm" svg:width="11.498cm" svg:height="6.577cm">
          <chart:coordinate-region svg:x="1.947cm" svg:y="1.479cm" svg:width="10.471cm" svg:height="5.743cm"/>
          <chart:axis chart:dimension="x" chart:name="primary-x" chart:style-name="ch5">
            <chart:title svg:x="6.655cm" svg:y="8.041cm" chart:style-name="ch2">
              <text:p><text:span text:style-name="T2">Year</text:span></text:p>
            </chart:title>
          </chart:axis>
          <chart:axis chart:dimension="y" chart:name="primary-y" chart:style-name="ch6">
            <chart:title svg:x="0.451cm" svg:y="5.777cm" chart:style-name="ch7">
              <text:p><text:span text:style-name="T2">Number Of Bills</text:span></text:p>
            </chart:title>
            <chart:grid chart:style-name="ch8" chart:class="major"/>
          </chart:axis>
          <chart:series chart:style-name="ch9" chart:values-cell-range-address="Sheet1.B1:Sheet1.B11" chart:class="chart:scatter">
            <chart:domain table:cell-range-address="Sheet1.A1:Sheet1.A11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5">
                <text:p>2015</text:p>
                <draw:g>
                  <svg:desc>Sheet1.A1:Sheet1.A11</svg:desc>
                </draw:g>
              </table:table-cell>
              <table:table-cell office:value-type="float" office:value="2">
                <text:p>2</text:p>
                <draw:g>
                  <svg:desc>Sheet1.B1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6">
                <text:p>20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7">
                <text:p>2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8">
                <text:p>2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9">
                <text:p>2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20">
                <text:p>20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1">
                <text:p>2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2">
                <text:p>20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3">
                <text:p>20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4">
                <text:p>20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5">
                <text:p>2025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d50be90c1d90f0f90a5235ffcbbafbbfa38a83c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